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27.53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9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uleta-Swap</text:p>
          </table:table-cell>
          <table:table-cell table:style-name="ce1" office:value-type="string" calcext:value-type="string">
            <text:p>Ruleta-Ins</text:p>
          </table:table-cell>
          <table:table-cell table:style-name="ce1" office:value-type="string" calcext:value-type="string">
            <text:p>Torneo-Swap</text:p>
          </table:table-cell>
          <table:table-cell table:style-name="ce1" office:value-type="string" calcext:value-type="string">
            <text:p>Torneo-Ins</text:p>
          </table:table-cell>
        </table:table-row>
        <table:table-row table:style-name="ro1">
          <table:table-cell office:value-type="float" office:value="271.448685322328" calcext:value-type="float">
            <text:p>271.448685322328</text:p>
          </table:table-cell>
          <table:table-cell office:value-type="float" office:value="261.552349058754" calcext:value-type="float">
            <text:p>261.552349058754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48.341703012364" calcext:value-type="float">
            <text:p>248.341703012364</text:p>
          </table:table-cell>
        </table:table-row>
        <table:table-row table:style-name="ro1">
          <table:table-cell office:value-type="float" office:value="256.100794659639" calcext:value-type="float">
            <text:p>256.100794659639</text:p>
          </table:table-cell>
          <table:table-cell office:value-type="float" office:value="254.160104877067" calcext:value-type="float">
            <text:p>254.160104877067</text:p>
          </table:table-cell>
          <table:table-cell office:value-type="float" office:value="270.523367394416" calcext:value-type="float">
            <text:p>270.523367394416</text:p>
          </table:table-cell>
          <table:table-cell office:value-type="float" office:value="248.398096412579" calcext:value-type="float">
            <text:p>248.398096412579</text:p>
          </table:table-cell>
        </table:table-row>
        <table:table-row table:style-name="ro1">
          <table:table-cell office:value-type="float" office:value="262.477307375286" calcext:value-type="float">
            <text:p>262.477307375286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44.88553901077" calcext:value-type="float">
            <text:p>244.88553901077</text:p>
          </table:table-cell>
          <table:table-cell office:value-type="float" office:value="255.635433153627" calcext:value-type="float">
            <text:p>255.635433153627</text:p>
          </table:table-cell>
        </table:table-row>
        <table:table-row table:style-name="ro1">
          <table:table-cell office:value-type="float" office:value="268.742310139764" calcext:value-type="float">
            <text:p>268.742310139764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49.258836659387" calcext:value-type="float">
            <text:p>249.258836659387</text:p>
          </table:table-cell>
          <table:table-cell office:value-type="float" office:value="248.398096412579" calcext:value-type="float">
            <text:p>248.398096412579</text:p>
          </table:table-cell>
        </table:table-row>
        <table:table-row table:style-name="ro1">
          <table:table-cell office:value-type="float" office:value="254.160104877067" calcext:value-type="float">
            <text:p>254.160104877067</text:p>
          </table:table-cell>
          <table:table-cell office:value-type="float" office:value="261.552349058753" calcext:value-type="float">
            <text:p>261.552349058753</text:p>
          </table:table-cell>
          <table:table-cell office:value-type="float" office:value="249.258836659387" calcext:value-type="float">
            <text:p>249.258836659387</text:p>
          </table:table-cell>
          <table:table-cell office:value-type="float" office:value="254.160104877067" calcext:value-type="float">
            <text:p>254.160104877067</text:p>
          </table:table-cell>
        </table:table-row>
        <table:table-row table:style-name="ro1">
          <table:table-cell office:value-type="float" office:value="255.942459333312" calcext:value-type="float">
            <text:p>255.942459333312</text:p>
          </table:table-cell>
          <table:table-cell office:value-type="float" office:value="253.014258523652" calcext:value-type="float">
            <text:p>253.014258523652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96.059667677122" calcext:value-type="float">
            <text:p>296.059667677122</text:p>
          </table:table-cell>
        </table:table-row>
        <table:table-row table:style-name="ro1">
          <table:table-cell table:number-columns-repeated="2" office:value-type="float" office:value="244.88553901077" calcext:value-type="float">
            <text:p>244.88553901077</text:p>
          </table:table-cell>
          <table:table-cell office:value-type="float" office:value="283.491143803389" calcext:value-type="float">
            <text:p>283.491143803389</text:p>
          </table:table-cell>
          <table:table-cell office:value-type="float" office:value="279.852520495896" calcext:value-type="float">
            <text:p>279.852520495896</text:p>
          </table:table-cell>
        </table:table-row>
        <table:table-row table:style-name="ro1">
          <table:table-cell office:value-type="float" office:value="248.398096412579" calcext:value-type="float">
            <text:p>248.398096412579</text:p>
          </table:table-cell>
          <table:table-cell office:value-type="float" office:value="269.543804902651" calcext:value-type="float">
            <text:p>269.543804902651</text:p>
          </table:table-cell>
          <table:table-cell office:value-type="float" office:value="254.160104877067" calcext:value-type="float">
            <text:p>254.160104877067</text:p>
          </table:table-cell>
          <table:table-cell office:value-type="float" office:value="244.88553901077" calcext:value-type="float">
            <text:p>244.88553901077</text:p>
          </table:table-cell>
        </table:table-row>
        <table:table-row table:style-name="ro1">
          <table:table-cell office:value-type="float" office:value="254.160104877067" calcext:value-type="float">
            <text:p>254.160104877067</text:p>
          </table:table-cell>
          <table:table-cell office:value-type="float" office:value="244.88553901077" calcext:value-type="float">
            <text:p>244.88553901077</text:p>
          </table:table-cell>
          <table:table-cell office:value-type="float" office:value="261.930352113347" calcext:value-type="float">
            <text:p>261.930352113347</text:p>
          </table:table-cell>
          <table:table-cell office:value-type="float" office:value="244.88553901077" calcext:value-type="float">
            <text:p>244.88553901077</text:p>
          </table:table-cell>
        </table:table-row>
        <table:table-row table:style-name="ro1">
          <table:table-cell table:number-columns-repeated="2" office:value-type="float" office:value="249.258836659387" calcext:value-type="float">
            <text:p>249.258836659387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44.88553901077" calcext:value-type="float">
            <text:p>244.88553901077</text:p>
          </table:table-cell>
        </table:table-row>
        <table:table-row table:style-name="ro1">
          <table:table-cell office:value-type="float" office:value="253.014258523652" calcext:value-type="float">
            <text:p>253.014258523652</text:p>
          </table:table-cell>
          <table:table-cell office:value-type="float" office:value="244.88553901077" calcext:value-type="float">
            <text:p>244.88553901077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48.341703012364" calcext:value-type="float">
            <text:p>248.341703012364</text:p>
          </table:table-cell>
        </table:table-row>
        <table:table-row table:style-name="ro1">
          <table:table-cell office:value-type="float" office:value="249.258836659387" calcext:value-type="float">
            <text:p>249.258836659387</text:p>
          </table:table-cell>
          <table:table-cell office:value-type="float" office:value="244.88553901077" calcext:value-type="float">
            <text:p>244.88553901077</text:p>
          </table:table-cell>
          <table:table-cell office:value-type="float" office:value="254.160104877067" calcext:value-type="float">
            <text:p>254.160104877067</text:p>
          </table:table-cell>
          <table:table-cell office:value-type="float" office:value="253.014258523652" calcext:value-type="float">
            <text:p>253.014258523652</text:p>
          </table:table-cell>
        </table:table-row>
        <table:table-row table:style-name="ro1">
          <table:table-cell office:value-type="float" office:value="268.742310139764" calcext:value-type="float">
            <text:p>268.742310139764</text:p>
          </table:table-cell>
          <table:table-cell office:value-type="float" office:value="255.635433153627" calcext:value-type="float">
            <text:p>255.635433153627</text:p>
          </table:table-cell>
          <table:table-cell office:value-type="float" office:value="248.341703012364" calcext:value-type="float">
            <text:p>248.341703012364</text:p>
          </table:table-cell>
          <table:table-cell office:value-type="float" office:value="278.028405637665" calcext:value-type="float">
            <text:p>278.028405637665</text:p>
          </table:table-cell>
        </table:table-row>
        <table:table-row table:style-name="ro1">
          <table:table-cell office:value-type="float" office:value="249.258836659387" calcext:value-type="float">
            <text:p>249.258836659387</text:p>
          </table:table-cell>
          <table:table-cell office:value-type="float" office:value="254.160104877067" calcext:value-type="float">
            <text:p>254.160104877067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69.773889600254" calcext:value-type="float">
            <text:p>269.773889600254</text:p>
          </table:table-cell>
        </table:table-row>
        <table:table-row table:style-name="ro1">
          <table:table-cell office:value-type="float" office:value="248.341703012364" calcext:value-type="float">
            <text:p>248.341703012364</text:p>
          </table:table-cell>
          <table:table-cell office:value-type="float" office:value="268.16587268483" calcext:value-type="float">
            <text:p>268.16587268483</text:p>
          </table:table-cell>
          <table:table-cell office:value-type="float" office:value="288.198820819026" calcext:value-type="float">
            <text:p>288.198820819026</text:p>
          </table:table-cell>
          <table:table-cell office:value-type="float" office:value="244.88553901077" calcext:value-type="float">
            <text:p>244.88553901077</text:p>
          </table:table-cell>
        </table:table-row>
        <table:table-row table:style-name="ro1">
          <table:table-cell office:value-type="float" office:value="254.160104877067" calcext:value-type="float">
            <text:p>254.160104877067</text:p>
          </table:table-cell>
          <table:table-cell office:value-type="float" office:value="256.100794659639" calcext:value-type="float">
            <text:p>256.100794659639</text:p>
          </table:table-cell>
          <table:table-cell office:value-type="float" office:value="253.014258523652" calcext:value-type="float">
            <text:p>253.014258523652</text:p>
          </table:table-cell>
          <table:table-cell office:value-type="float" office:value="244.88553901077" calcext:value-type="float">
            <text:p>244.88553901077</text:p>
          </table:table-cell>
        </table:table-row>
        <table:table-row table:style-name="ro1">
          <table:table-cell office:value-type="float" office:value="254.160104877067" calcext:value-type="float">
            <text:p>254.160104877067</text:p>
          </table:table-cell>
          <table:table-cell office:value-type="float" office:value="244.88553901077" calcext:value-type="float">
            <text:p>244.88553901077</text:p>
          </table:table-cell>
          <table:table-cell table:number-columns-repeated="2" office:value-type="float" office:value="248.398096412579" calcext:value-type="float">
            <text:p>248.398096412579</text:p>
          </table:table-cell>
        </table:table-row>
        <table:table-row table:style-name="ro1">
          <table:table-cell office:value-type="float" office:value="253.014258523652" calcext:value-type="float">
            <text:p>253.014258523652</text:p>
          </table:table-cell>
          <table:table-cell office:value-type="float" office:value="262.477307375286" calcext:value-type="float">
            <text:p>262.477307375286</text:p>
          </table:table-cell>
          <table:table-cell office:value-type="float" office:value="257.617640869872" calcext:value-type="float">
            <text:p>257.617640869872</text:p>
          </table:table-cell>
          <table:table-cell office:value-type="float" office:value="280.793351943697" calcext:value-type="float">
            <text:p>280.793351943697</text:p>
          </table:table-cell>
        </table:table-row>
        <table:table-row table:style-name="ro1">
          <table:table-cell office:value-type="float" office:value="253.014258523652" calcext:value-type="float">
            <text:p>253.014258523652</text:p>
          </table:table-cell>
          <table:table-cell office:value-type="float" office:value="268.16587268483" calcext:value-type="float">
            <text:p>268.16587268483</text:p>
          </table:table-cell>
          <table:table-cell office:value-type="float" office:value="249.258836659387" calcext:value-type="float">
            <text:p>249.258836659387</text:p>
          </table:table-cell>
          <table:table-cell office:value-type="float" office:value="248.398096412579" calcext:value-type="float">
            <text:p>248.398096412579</text:p>
          </table:table-cell>
        </table:table-row>
        <table:table-row table:style-name="ro1">
          <table:table-cell office:value-type="float" office:value="249.258836659387" calcext:value-type="float">
            <text:p>249.258836659387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48.341703012364" calcext:value-type="float">
            <text:p>248.341703012364</text:p>
          </table:table-cell>
          <table:table-cell office:value-type="float" office:value="253.014258523652" calcext:value-type="float">
            <text:p>253.014258523652</text:p>
          </table:table-cell>
        </table:table-row>
        <table:table-row table:style-name="ro1">
          <table:table-cell table:number-columns-repeated="2" office:value-type="float" office:value="244.88553901077" calcext:value-type="float">
            <text:p>244.88553901077</text:p>
          </table:table-cell>
          <table:table-cell office:value-type="float" office:value="255.942459333312" calcext:value-type="float">
            <text:p>255.942459333312</text:p>
          </table:table-cell>
          <table:table-cell office:value-type="float" office:value="254.086661722123" calcext:value-type="float">
            <text:p>254.086661722123</text:p>
          </table:table-cell>
        </table:table-row>
        <table:table-row table:style-name="ro1">
          <table:table-cell office:value-type="float" office:value="244.88553901077" calcext:value-type="float">
            <text:p>244.88553901077</text:p>
          </table:table-cell>
          <table:table-cell office:value-type="float" office:value="249.258836659387" calcext:value-type="float">
            <text:p>249.258836659387</text:p>
          </table:table-cell>
          <table:table-cell office:value-type="float" office:value="244.88553901077" calcext:value-type="float">
            <text:p>244.88553901077</text:p>
          </table:table-cell>
          <table:table-cell office:value-type="float" office:value="262.477307375286" calcext:value-type="float">
            <text:p>262.477307375286</text:p>
          </table:table-cell>
        </table:table-row>
        <table:table-row table:style-name="ro1">
          <table:table-cell table:number-columns-repeated="2" office:value-type="float" office:value="248.398096412579" calcext:value-type="float">
            <text:p>248.398096412579</text:p>
          </table:table-cell>
          <table:table-cell office:value-type="float" office:value="254.160104877067" calcext:value-type="float">
            <text:p>254.160104877067</text:p>
          </table:table-cell>
          <table:table-cell office:value-type="float" office:value="248.398096412579" calcext:value-type="float">
            <text:p>248.398096412579</text:p>
          </table:table-cell>
        </table:table-row>
        <table:table-row table:style-name="ro1">
          <table:table-cell office:value-type="float" office:value="248.341703012364" calcext:value-type="float">
            <text:p>248.341703012364</text:p>
          </table:table-cell>
          <table:table-cell office:value-type="float" office:value="249.258836659387" calcext:value-type="float">
            <text:p>249.258836659387</text:p>
          </table:table-cell>
          <table:table-cell office:value-type="float" office:value="248.341703012364" calcext:value-type="float">
            <text:p>248.341703012364</text:p>
          </table:table-cell>
          <table:table-cell office:value-type="float" office:value="248.398096412579" calcext:value-type="float">
            <text:p>248.398096412579</text:p>
          </table:table-cell>
        </table:table-row>
        <table:table-row table:style-name="ro1">
          <table:table-cell office:value-type="float" office:value="258.968756923752" calcext:value-type="float">
            <text:p>258.968756923752</text:p>
          </table:table-cell>
          <table:table-cell office:value-type="float" office:value="268.742310139764" calcext:value-type="float">
            <text:p>268.742310139764</text:p>
          </table:table-cell>
          <table:table-cell office:value-type="float" office:value="280.244534160488" calcext:value-type="float">
            <text:p>280.244534160488</text:p>
          </table:table-cell>
          <table:table-cell office:value-type="float" office:value="254.160104877067" calcext:value-type="float">
            <text:p>254.160104877067</text:p>
          </table:table-cell>
        </table:table-row>
        <table:table-row table:style-name="ro1">
          <table:table-cell office:value-type="float" office:value="268.742310139764" calcext:value-type="float">
            <text:p>268.742310139764</text:p>
          </table:table-cell>
          <table:table-cell office:value-type="float" office:value="244.88553901077" calcext:value-type="float">
            <text:p>244.88553901077</text:p>
          </table:table-cell>
          <table:table-cell table:number-columns-repeated="2" office:value-type="float" office:value="248.398096412579" calcext:value-type="float">
            <text:p>248.398096412579</text:p>
          </table:table-cell>
        </table:table-row>
        <table:table-row table:style-name="ro1">
          <table:table-cell office:value-type="float" office:value="248.341703012364" calcext:value-type="float">
            <text:p>248.341703012364</text:p>
          </table:table-cell>
          <table:table-cell office:value-type="float" office:value="277.336535478774" calcext:value-type="float">
            <text:p>277.336535478774</text:p>
          </table:table-cell>
          <table:table-cell office:value-type="float" office:value="255.635433153627" calcext:value-type="float">
            <text:p>255.635433153627</text:p>
          </table:table-cell>
          <table:table-cell office:value-type="float" office:value="244.88553901077" calcext:value-type="float">
            <text:p>244.88553901077</text:p>
          </table:table-cell>
        </table:table-row>
        <table:table-row table:style-name="ro1">
          <table:table-cell office:value-type="float" office:value="244.88553901077" calcext:value-type="float">
            <text:p>244.88553901077</text:p>
          </table:table-cell>
          <table:table-cell office:value-type="float" office:value="283.491143803389" calcext:value-type="float">
            <text:p>283.491143803389</text:p>
          </table:table-cell>
          <table:table-cell office:value-type="float" office:value="280.769550162993" calcext:value-type="float">
            <text:p>280.769550162993</text:p>
          </table:table-cell>
          <table:table-cell office:value-type="float" office:value="244.88553901077" calcext:value-type="float">
            <text:p>244.88553901077</text:p>
          </table:table-cell>
        </table:table-row>
        <table:table-row table:style-name="ro1">
          <table:table-cell office:value-type="float" office:value="248.398096412579" calcext:value-type="float">
            <text:p>248.398096412579</text:p>
          </table:table-cell>
          <table:table-cell office:value-type="float" office:value="254.160104877067" calcext:value-type="float">
            <text:p>254.160104877067</text:p>
          </table:table-cell>
          <table:table-cell office:value-type="float" office:value="248.398096412579" calcext:value-type="float">
            <text:p>248.398096412579</text:p>
          </table:table-cell>
          <table:table-cell office:value-type="float" office:value="249.258836659387" calcext:value-type="float">
            <text:p>249.258836659387</text:p>
          </table:table-cell>
        </table:table-row>
        <table:table-row table:style-name="ro1">
          <table:table-cell table:number-columns-repeated="2" office:value-type="float" office:value="256.100794659639" calcext:value-type="float">
            <text:p>256.100794659639</text:p>
          </table:table-cell>
          <table:table-cell office:value-type="float" office:value="261.930352113347" calcext:value-type="float">
            <text:p>261.930352113347</text:p>
          </table:table-cell>
          <table:table-cell office:value-type="float" office:value="255.635433153627" calcext:value-type="float">
            <text:p>255.635433153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5:19:22.390000000</meta:creation-date>
    <dc:date>2017-10-24T15:28:42.568000000</dc:date>
    <meta:editing-duration>PT9M20S</meta:editing-duration>
    <meta:editing-cycles>1</meta:editing-cycles>
    <meta:document-statistic meta:table-count="1" meta:cell-count="124" meta:object-count="0"/>
    <meta:generator>LibreOffice/5.3.0.3$Windows_X86_64 LibreOffice_project/7074905676c47b82bbcfbea1aeefc84afe1c50e1</meta:generator>
  </office:meta>
</office:document-meta>
</file>